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méno</text:p>
          </table:table-cell>
          <table:table-cell office:value-type="string" calcext:value-type="string">
            <text:p>Byt</text:p>
          </table:table-cell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Den týdne</text:p>
          </table:table-cell>
          <table:table-cell table:number-columns-repeated="4"/>
        </table:table-row>
        <table:table-row table:style-name="ro1">
          <table:table-cell table:style-name="ce1" table:formula="of:=VLOOKUP([.B3];[.$G$3:.$H$12];2)" office:value-type="string" office:string-value="Adam" calcext:value-type="string">
            <text:p>Adam</text:p>
          </table:table-cell>
          <table:table-cell office:value-type="float" office:value="1" calcext:value-type="float">
            <text:p>1</text:p>
          </table:table-cell>
          <table:table-cell table:formula="of:=TODAY()" office:value-type="date" office:date-value="2024-04-23" calcext:value-type="date">
            <text:p>23.04.2024</text:p>
          </table:table-cell>
          <table:table-cell table:formula="of:=[.C3]" office:value-type="date" office:date-value="2024-04-23" calcext:value-type="date">
            <text:p>úterý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table:formula="of:=VLOOKUP([.B4];[.$G$3:.$H$12];2)" office:value-type="string" office:string-value="Barbora" calcext:value-type="string">
            <text:p>Barbora</text:p>
          </table:table-cell>
          <table:table-cell table:formula="of:=1+MOD([.B3];10)" office:value-type="float" office:value="2" calcext:value-type="float">
            <text:p>2</text:p>
          </table:table-cell>
          <table:table-cell table:formula="of:=[.C3]+4" office:value-type="date" office:date-value="2024-04-27" calcext:value-type="date">
            <text:p>27.04.2024</text:p>
          </table:table-cell>
          <table:table-cell table:formula="of:=[.C4]" office:value-type="date" office:date-value="2024-04-27" calcext:value-type="date">
            <text:p>sobot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arbora</text:p>
          </table:table-cell>
        </table:table-row>
        <table:table-row table:style-name="ro1">
          <table:table-cell table:formula="of:=VLOOKUP([.B5];[.$G$3:.$H$12];2)" office:value-type="string" office:string-value="Cecil" calcext:value-type="string">
            <text:p>Cecil</text:p>
          </table:table-cell>
          <table:table-cell table:formula="of:=1+MOD([.B4];10)" office:value-type="float" office:value="3" calcext:value-type="float">
            <text:p>3</text:p>
          </table:table-cell>
          <table:table-cell table:formula="of:=[.C4]+4" office:value-type="date" office:date-value="2024-05-01" calcext:value-type="date">
            <text:p>01.05.2024</text:p>
          </table:table-cell>
          <table:table-cell table:formula="of:=[.C5]" office:value-type="date" office:date-value="2024-05-01" calcext:value-type="date">
            <text:p>střed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ecil</text:p>
          </table:table-cell>
        </table:table-row>
        <table:table-row table:style-name="ro1">
          <table:table-cell table:formula="of:=VLOOKUP([.B6];[.$G$3:.$H$12];2)" office:value-type="string" office:string-value="Daniel" calcext:value-type="string">
            <text:p>Daniel</text:p>
          </table:table-cell>
          <table:table-cell table:formula="of:=1+MOD([.B5];10)" office:value-type="float" office:value="4" calcext:value-type="float">
            <text:p>4</text:p>
          </table:table-cell>
          <table:table-cell table:formula="of:=[.C5]+4" office:value-type="date" office:date-value="2024-05-05" calcext:value-type="date">
            <text:p>05.05.2024</text:p>
          </table:table-cell>
          <table:table-cell table:formula="of:=[.C6]" office:value-type="date" office:date-value="2024-05-05" calcext:value-type="date">
            <text:p>nedě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table:formula="of:=VLOOKUP([.B7];[.$G$3:.$H$12];2)" office:value-type="string" office:string-value="Eva" calcext:value-type="string">
            <text:p>Eva</text:p>
          </table:table-cell>
          <table:table-cell table:formula="of:=1+MOD([.B6];10)" office:value-type="float" office:value="5" calcext:value-type="float">
            <text:p>5</text:p>
          </table:table-cell>
          <table:table-cell table:formula="of:=[.C6]+4" office:value-type="date" office:date-value="2024-05-09" calcext:value-type="date">
            <text:p>09.05.2024</text:p>
          </table:table-cell>
          <table:table-cell table:formula="of:=[.C7]" office:value-type="date" office:date-value="2024-05-09" calcext:value-type="date">
            <text:p>čtvrte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va</text:p>
          </table:table-cell>
        </table:table-row>
        <table:table-row table:style-name="ro1">
          <table:table-cell table:formula="of:=VLOOKUP([.B8];[.$G$3:.$H$12];2)" office:value-type="string" office:string-value="František" calcext:value-type="string">
            <text:p>František</text:p>
          </table:table-cell>
          <table:table-cell table:formula="of:=1+MOD([.B7];10)" office:value-type="float" office:value="6" calcext:value-type="float">
            <text:p>6</text:p>
          </table:table-cell>
          <table:table-cell table:formula="of:=[.C7]+4" office:value-type="date" office:date-value="2024-05-13" calcext:value-type="date">
            <text:p>13.05.2024</text:p>
          </table:table-cell>
          <table:table-cell table:formula="of:=[.C8]" office:value-type="date" office:date-value="2024-05-13" calcext:value-type="date">
            <text:p>pondělí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rantišek</text:p>
          </table:table-cell>
        </table:table-row>
        <table:table-row table:style-name="ro1">
          <table:table-cell table:formula="of:=VLOOKUP([.B9];[.$G$3:.$H$12];2)" office:value-type="string" office:string-value="Gertrůda" calcext:value-type="string">
            <text:p>Gertrůda</text:p>
          </table:table-cell>
          <table:table-cell table:formula="of:=1+MOD([.B8];10)" office:value-type="float" office:value="7" calcext:value-type="float">
            <text:p>7</text:p>
          </table:table-cell>
          <table:table-cell table:formula="of:=[.C8]+4" office:value-type="date" office:date-value="2024-05-17" calcext:value-type="date">
            <text:p>17.05.2024</text:p>
          </table:table-cell>
          <table:table-cell table:formula="of:=[.C9]" office:value-type="date" office:date-value="2024-05-17" calcext:value-type="date">
            <text:p>páte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ertrůda</text:p>
          </table:table-cell>
        </table:table-row>
        <table:table-row table:style-name="ro1">
          <table:table-cell table:formula="of:=VLOOKUP([.B10];[.$G$3:.$H$12];2)" office:value-type="string" office:string-value="Honza" calcext:value-type="string">
            <text:p>Honza</text:p>
          </table:table-cell>
          <table:table-cell table:formula="of:=1+MOD([.B9];10)" office:value-type="float" office:value="8" calcext:value-type="float">
            <text:p>8</text:p>
          </table:table-cell>
          <table:table-cell table:formula="of:=[.C9]+4" office:value-type="date" office:date-value="2024-05-21" calcext:value-type="date">
            <text:p>21.05.2024</text:p>
          </table:table-cell>
          <table:table-cell table:formula="of:=[.C10]" office:value-type="date" office:date-value="2024-05-21" calcext:value-type="date">
            <text:p>úterý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onza</text:p>
          </table:table-cell>
        </table:table-row>
        <table:table-row table:style-name="ro1">
          <table:table-cell table:formula="of:=VLOOKUP([.B11];[.$G$3:.$H$12];2)" office:value-type="string" office:string-value="Ivan" calcext:value-type="string">
            <text:p>Ivan</text:p>
          </table:table-cell>
          <table:table-cell table:formula="of:=1+MOD([.B10];10)" office:value-type="float" office:value="9" calcext:value-type="float">
            <text:p>9</text:p>
          </table:table-cell>
          <table:table-cell table:formula="of:=[.C10]+4" office:value-type="date" office:date-value="2024-05-25" calcext:value-type="date">
            <text:p>25.05.2024</text:p>
          </table:table-cell>
          <table:table-cell table:formula="of:=[.C11]" office:value-type="date" office:date-value="2024-05-25" calcext:value-type="date">
            <text:p>sobot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Ivan</text:p>
          </table:table-cell>
        </table:table-row>
        <table:table-row table:style-name="ro1">
          <table:table-cell table:formula="of:=VLOOKUP([.B12];[.$G$3:.$H$12];2)" office:value-type="string" office:string-value="Jan" calcext:value-type="string">
            <text:p>Jan</text:p>
          </table:table-cell>
          <table:table-cell table:formula="of:=1+MOD([.B11];10)" office:value-type="float" office:value="10" calcext:value-type="float">
            <text:p>10</text:p>
          </table:table-cell>
          <table:table-cell table:formula="of:=[.C11]+4" office:value-type="date" office:date-value="2024-05-29" calcext:value-type="date">
            <text:p>29.05.2024</text:p>
          </table:table-cell>
          <table:table-cell table:formula="of:=[.C12]" office:value-type="date" office:date-value="2024-05-29" calcext:value-type="date">
            <text:p>střed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table:formula="of:=VLOOKUP([.B13];[.$G$3:.$H$12];2)" office:value-type="string" office:string-value="Adam" calcext:value-type="string">
            <text:p>Adam</text:p>
          </table:table-cell>
          <table:table-cell table:formula="of:=1+MOD([.B12];10)" office:value-type="float" office:value="1" calcext:value-type="float">
            <text:p>1</text:p>
          </table:table-cell>
          <table:table-cell table:formula="of:=[.C12]+4" office:value-type="date" office:date-value="2024-06-02" calcext:value-type="date">
            <text:p>02.06.2024</text:p>
          </table:table-cell>
          <table:table-cell table:formula="of:=[.C13]" office:value-type="date" office:date-value="2024-06-02" calcext:value-type="date">
            <text:p>neděle</text:p>
          </table:table-cell>
          <table:table-cell table:number-columns-repeated="4"/>
        </table:table-row>
        <table:table-row table:style-name="ro1">
          <table:table-cell table:formula="of:=VLOOKUP([.B14];[.$G$3:.$H$12];2)" office:value-type="string" office:string-value="Barbora" calcext:value-type="string">
            <text:p>Barbora</text:p>
          </table:table-cell>
          <table:table-cell table:formula="of:=1+MOD([.B13];10)" office:value-type="float" office:value="2" calcext:value-type="float">
            <text:p>2</text:p>
          </table:table-cell>
          <table:table-cell table:formula="of:=[.C13]+4" office:value-type="date" office:date-value="2024-06-06" calcext:value-type="date">
            <text:p>06.06.2024</text:p>
          </table:table-cell>
          <table:table-cell table:formula="of:=[.C14]" office:value-type="date" office:date-value="2024-06-06" calcext:value-type="date">
            <text:p>čtvrtek</text:p>
          </table:table-cell>
          <table:table-cell table:number-columns-repeated="4"/>
        </table:table-row>
        <table:table-row table:style-name="ro1">
          <table:table-cell table:formula="of:=VLOOKUP([.B15];[.$G$3:.$H$12];2)" office:value-type="string" office:string-value="Cecil" calcext:value-type="string">
            <text:p>Cecil</text:p>
          </table:table-cell>
          <table:table-cell table:formula="of:=1+MOD([.B14];10)" office:value-type="float" office:value="3" calcext:value-type="float">
            <text:p>3</text:p>
          </table:table-cell>
          <table:table-cell table:formula="of:=[.C14]+4" office:value-type="date" office:date-value="2024-06-10" calcext:value-type="date">
            <text:p>10.06.2024</text:p>
          </table:table-cell>
          <table:table-cell table:formula="of:=[.C15]" office:value-type="date" office:date-value="2024-06-10" calcext:value-type="date">
            <text:p>pondělí</text:p>
          </table:table-cell>
          <table:table-cell table:number-columns-repeated="4"/>
        </table:table-row>
        <table:table-row table:style-name="ro1">
          <table:table-cell table:formula="of:=VLOOKUP([.B16];[.$G$3:.$H$12];2)" office:value-type="string" office:string-value="Daniel" calcext:value-type="string">
            <text:p>Daniel</text:p>
          </table:table-cell>
          <table:table-cell table:formula="of:=1+MOD([.B15];10)" office:value-type="float" office:value="4" calcext:value-type="float">
            <text:p>4</text:p>
          </table:table-cell>
          <table:table-cell table:formula="of:=[.C15]+4" office:value-type="date" office:date-value="2024-06-14" calcext:value-type="date">
            <text:p>14.06.2024</text:p>
          </table:table-cell>
          <table:table-cell table:formula="of:=[.C16]" office:value-type="date" office:date-value="2024-06-14" calcext:value-type="date">
            <text:p>pátek</text:p>
          </table:table-cell>
          <table:table-cell table:number-columns-repeated="4"/>
        </table:table-row>
        <table:table-row table:style-name="ro1">
          <table:table-cell table:formula="of:=VLOOKUP([.B17];[.$G$3:.$H$12];2)" office:value-type="string" office:string-value="Eva" calcext:value-type="string">
            <text:p>Eva</text:p>
          </table:table-cell>
          <table:table-cell table:formula="of:=1+MOD([.B16];10)" office:value-type="float" office:value="5" calcext:value-type="float">
            <text:p>5</text:p>
          </table:table-cell>
          <table:table-cell table:formula="of:=[.C16]+4" office:value-type="date" office:date-value="2024-06-18" calcext:value-type="date">
            <text:p>18.06.2024</text:p>
          </table:table-cell>
          <table:table-cell table:formula="of:=[.C17]" office:value-type="date" office:date-value="2024-06-18" calcext:value-type="date">
            <text:p>úterý</text:p>
          </table:table-cell>
          <table:table-cell table:number-columns-repeated="4"/>
        </table:table-row>
        <table:table-row table:style-name="ro1">
          <table:table-cell table:formula="of:=VLOOKUP([.B18];[.$G$3:.$H$12];2)" office:value-type="string" office:string-value="František" calcext:value-type="string">
            <text:p>František</text:p>
          </table:table-cell>
          <table:table-cell table:formula="of:=1+MOD([.B17];10)" office:value-type="float" office:value="6" calcext:value-type="float">
            <text:p>6</text:p>
          </table:table-cell>
          <table:table-cell table:formula="of:=[.C17]+4" office:value-type="date" office:date-value="2024-06-22" calcext:value-type="date">
            <text:p>22.06.2024</text:p>
          </table:table-cell>
          <table:table-cell table:formula="of:=[.C18]" office:value-type="date" office:date-value="2024-06-22" calcext:value-type="date">
            <text:p>sobota</text:p>
          </table:table-cell>
          <table:table-cell table:number-columns-repeated="4"/>
        </table:table-row>
        <table:table-row table:style-name="ro1">
          <table:table-cell table:formula="of:=VLOOKUP([.B19];[.$G$3:.$H$12];2)" office:value-type="string" office:string-value="Gertrůda" calcext:value-type="string">
            <text:p>Gertrůda</text:p>
          </table:table-cell>
          <table:table-cell table:formula="of:=1+MOD([.B18];10)" office:value-type="float" office:value="7" calcext:value-type="float">
            <text:p>7</text:p>
          </table:table-cell>
          <table:table-cell table:formula="of:=[.C18]+4" office:value-type="date" office:date-value="2024-06-26" calcext:value-type="date">
            <text:p>26.06.2024</text:p>
          </table:table-cell>
          <table:table-cell table:formula="of:=[.C19]" office:value-type="date" office:date-value="2024-06-26" calcext:value-type="date">
            <text:p>středa</text:p>
          </table:table-cell>
          <table:table-cell table:number-columns-repeated="4"/>
        </table:table-row>
        <table:table-row table:style-name="ro1">
          <table:table-cell table:formula="of:=VLOOKUP([.B20];[.$G$3:.$H$12];2)" office:value-type="string" office:string-value="Honza" calcext:value-type="string">
            <text:p>Honza</text:p>
          </table:table-cell>
          <table:table-cell table:formula="of:=1+MOD([.B19];10)" office:value-type="float" office:value="8" calcext:value-type="float">
            <text:p>8</text:p>
          </table:table-cell>
          <table:table-cell table:formula="of:=[.C19]+4" office:value-type="date" office:date-value="2024-06-30" calcext:value-type="date">
            <text:p>30.06.2024</text:p>
          </table:table-cell>
          <table:table-cell table:formula="of:=[.C20]" office:value-type="date" office:date-value="2024-06-30" calcext:value-type="date">
            <text:p>neděle</text:p>
          </table:table-cell>
          <table:table-cell table:number-columns-repeated="4"/>
        </table:table-row>
        <table:table-row table:style-name="ro1">
          <table:table-cell table:formula="of:=VLOOKUP([.B21];[.$G$3:.$H$12];2)" office:value-type="string" office:string-value="Ivan" calcext:value-type="string">
            <text:p>Ivan</text:p>
          </table:table-cell>
          <table:table-cell table:formula="of:=1+MOD([.B20];10)" office:value-type="float" office:value="9" calcext:value-type="float">
            <text:p>9</text:p>
          </table:table-cell>
          <table:table-cell table:formula="of:=[.C20]+4" office:value-type="date" office:date-value="2024-07-04" calcext:value-type="date">
            <text:p>04.07.2024</text:p>
          </table:table-cell>
          <table:table-cell table:formula="of:=[.C21]" office:value-type="date" office:date-value="2024-07-04" calcext:value-type="date">
            <text:p>čtvrtek</text:p>
          </table:table-cell>
          <table:table-cell table:number-columns-repeated="4"/>
        </table:table-row>
        <table:table-row table:style-name="ro1">
          <table:table-cell table:formula="of:=VLOOKUP([.B22];[.$G$3:.$H$12];2)" office:value-type="string" office:string-value="Jan" calcext:value-type="string">
            <text:p>Jan</text:p>
          </table:table-cell>
          <table:table-cell table:formula="of:=1+MOD([.B21];10)" office:value-type="float" office:value="10" calcext:value-type="float">
            <text:p>10</text:p>
          </table:table-cell>
          <table:table-cell table:formula="of:=[.C21]+4" office:value-type="date" office:date-value="2024-07-08" calcext:value-type="date">
            <text:p>08.07.2024</text:p>
          </table:table-cell>
          <table:table-cell table:formula="of:=[.C22]" office:value-type="date" office:date-value="2024-07-08" calcext:value-type="date">
            <text:p>pondělí</text:p>
          </table:table-cell>
          <table:table-cell table:number-columns-repeated="4"/>
        </table:table-row>
        <table:table-row table:style-name="ro1">
          <table:table-cell table:formula="of:=VLOOKUP([.B23];[.$G$3:.$H$12];2)" office:value-type="string" office:string-value="Adam" calcext:value-type="string">
            <text:p>Adam</text:p>
          </table:table-cell>
          <table:table-cell table:formula="of:=1+MOD([.B22];10)" office:value-type="float" office:value="1" calcext:value-type="float">
            <text:p>1</text:p>
          </table:table-cell>
          <table:table-cell table:formula="of:=[.C22]+4" office:value-type="date" office:date-value="2024-07-12" calcext:value-type="date">
            <text:p>12.07.2024</text:p>
          </table:table-cell>
          <table:table-cell table:formula="of:=[.C23]" office:value-type="date" office:date-value="2024-07-12" calcext:value-type="date">
            <text:p>pátek</text:p>
          </table:table-cell>
          <table:table-cell table:number-columns-repeated="4"/>
        </table:table-row>
        <table:table-row table:style-name="ro1">
          <table:table-cell table:formula="of:=VLOOKUP([.B24];[.$G$3:.$H$12];2)" office:value-type="string" office:string-value="Barbora" calcext:value-type="string">
            <text:p>Barbora</text:p>
          </table:table-cell>
          <table:table-cell table:formula="of:=1+MOD([.B23];10)" office:value-type="float" office:value="2" calcext:value-type="float">
            <text:p>2</text:p>
          </table:table-cell>
          <table:table-cell table:formula="of:=[.C23]+4" office:value-type="date" office:date-value="2024-07-16" calcext:value-type="date">
            <text:p>16.07.2024</text:p>
          </table:table-cell>
          <table:table-cell table:formula="of:=[.C24]" office:value-type="date" office:date-value="2024-07-16" calcext:value-type="date">
            <text:p>úterý</text:p>
          </table:table-cell>
          <table:table-cell table:number-columns-repeated="4"/>
        </table:table-row>
        <table:table-row table:style-name="ro1">
          <table:table-cell table:formula="of:=VLOOKUP([.B25];[.$G$3:.$H$12];2)" office:value-type="string" office:string-value="Cecil" calcext:value-type="string">
            <text:p>Cecil</text:p>
          </table:table-cell>
          <table:table-cell table:formula="of:=1+MOD([.B24];10)" office:value-type="float" office:value="3" calcext:value-type="float">
            <text:p>3</text:p>
          </table:table-cell>
          <table:table-cell table:formula="of:=[.C24]+4" office:value-type="date" office:date-value="2024-07-20" calcext:value-type="date">
            <text:p>20.07.2024</text:p>
          </table:table-cell>
          <table:table-cell table:formula="of:=[.C25]" office:value-type="date" office:date-value="2024-07-20" calcext:value-type="date">
            <text:p>sobota</text:p>
          </table:table-cell>
          <table:table-cell table:number-columns-repeated="4"/>
        </table:table-row>
        <table:table-row table:style-name="ro1">
          <table:table-cell table:formula="of:=VLOOKUP([.B26];[.$G$3:.$H$12];2)" office:value-type="string" office:string-value="Daniel" calcext:value-type="string">
            <text:p>Daniel</text:p>
          </table:table-cell>
          <table:table-cell table:formula="of:=1+MOD([.B25];10)" office:value-type="float" office:value="4" calcext:value-type="float">
            <text:p>4</text:p>
          </table:table-cell>
          <table:table-cell table:formula="of:=[.C25]+4" office:value-type="date" office:date-value="2024-07-24" calcext:value-type="date">
            <text:p>24.07.2024</text:p>
          </table:table-cell>
          <table:table-cell table:formula="of:=[.C26]" office:value-type="date" office:date-value="2024-07-24" calcext:value-type="date">
            <text:p>středa</text:p>
          </table:table-cell>
          <table:table-cell table:number-columns-repeated="4"/>
        </table:table-row>
        <table:table-row table:style-name="ro1">
          <table:table-cell table:formula="of:=VLOOKUP([.B27];[.$G$3:.$H$12];2)" office:value-type="string" office:string-value="Eva" calcext:value-type="string">
            <text:p>Eva</text:p>
          </table:table-cell>
          <table:table-cell table:formula="of:=1+MOD([.B26];10)" office:value-type="float" office:value="5" calcext:value-type="float">
            <text:p>5</text:p>
          </table:table-cell>
          <table:table-cell table:formula="of:=[.C26]+4" office:value-type="date" office:date-value="2024-07-28" calcext:value-type="date">
            <text:p>28.07.2024</text:p>
          </table:table-cell>
          <table:table-cell table:formula="of:=[.C27]" office:value-type="date" office:date-value="2024-07-28" calcext:value-type="date">
            <text:p>neděle</text:p>
          </table:table-cell>
          <table:table-cell table:number-columns-repeated="4"/>
        </table:table-row>
        <table:table-row table:style-name="ro1">
          <table:table-cell table:formula="of:=VLOOKUP([.B28];[.$G$3:.$H$12];2)" office:value-type="string" office:string-value="František" calcext:value-type="string">
            <text:p>František</text:p>
          </table:table-cell>
          <table:table-cell table:formula="of:=1+MOD([.B27];10)" office:value-type="float" office:value="6" calcext:value-type="float">
            <text:p>6</text:p>
          </table:table-cell>
          <table:table-cell table:formula="of:=[.C27]+4" office:value-type="date" office:date-value="2024-08-01" calcext:value-type="date">
            <text:p>01.08.2024</text:p>
          </table:table-cell>
          <table:table-cell table:formula="of:=[.C28]" office:value-type="date" office:date-value="2024-08-01" calcext:value-type="date">
            <text:p>čtvrtek</text:p>
          </table:table-cell>
          <table:table-cell table:number-columns-repeated="4"/>
        </table:table-row>
        <table:table-row table:style-name="ro1">
          <table:table-cell table:formula="of:=VLOOKUP([.B29];[.$G$3:.$H$12];2)" office:value-type="string" office:string-value="Gertrůda" calcext:value-type="string">
            <text:p>Gertrůda</text:p>
          </table:table-cell>
          <table:table-cell table:formula="of:=1+MOD([.B28];10)" office:value-type="float" office:value="7" calcext:value-type="float">
            <text:p>7</text:p>
          </table:table-cell>
          <table:table-cell table:formula="of:=[.C28]+4" office:value-type="date" office:date-value="2024-08-05" calcext:value-type="date">
            <text:p>05.08.2024</text:p>
          </table:table-cell>
          <table:table-cell table:formula="of:=[.C29]" office:value-type="date" office:date-value="2024-08-05" calcext:value-type="date">
            <text:p>pondělí</text:p>
          </table:table-cell>
          <table:table-cell table:number-columns-repeated="4"/>
        </table:table-row>
        <table:table-row table:style-name="ro1">
          <table:table-cell table:formula="of:=VLOOKUP([.B30];[.$G$3:.$H$12];2)" office:value-type="string" office:string-value="Honza" calcext:value-type="string">
            <text:p>Honza</text:p>
          </table:table-cell>
          <table:table-cell table:formula="of:=1+MOD([.B29];10)" office:value-type="float" office:value="8" calcext:value-type="float">
            <text:p>8</text:p>
          </table:table-cell>
          <table:table-cell table:formula="of:=[.C29]+4" office:value-type="date" office:date-value="2024-08-09" calcext:value-type="date">
            <text:p>09.08.2024</text:p>
          </table:table-cell>
          <table:table-cell table:formula="of:=[.C30]" office:value-type="date" office:date-value="2024-08-09" calcext:value-type="date">
            <text:p>pátek</text:p>
          </table:table-cell>
          <table:table-cell table:number-columns-repeated="4"/>
        </table:table-row>
        <table:table-row table:style-name="ro1">
          <table:table-cell table:formula="of:=VLOOKUP([.B31];[.$G$3:.$H$12];2)" office:value-type="string" office:string-value="Ivan" calcext:value-type="string">
            <text:p>Ivan</text:p>
          </table:table-cell>
          <table:table-cell table:formula="of:=1+MOD([.B30];10)" office:value-type="float" office:value="9" calcext:value-type="float">
            <text:p>9</text:p>
          </table:table-cell>
          <table:table-cell table:formula="of:=[.C30]+4" office:value-type="date" office:date-value="2024-08-13" calcext:value-type="date">
            <text:p>13.08.2024</text:p>
          </table:table-cell>
          <table:table-cell table:formula="of:=[.C31]" office:value-type="date" office:date-value="2024-08-13" calcext:value-type="date">
            <text:p>úterý</text:p>
          </table:table-cell>
          <table:table-cell table:number-columns-repeated="4"/>
        </table:table-row>
        <table:table-row table:style-name="ro1">
          <table:table-cell table:formula="of:=VLOOKUP([.B32];[.$G$3:.$H$12];2)" office:value-type="string" office:string-value="Jan" calcext:value-type="string">
            <text:p>Jan</text:p>
          </table:table-cell>
          <table:table-cell table:formula="of:=1+MOD([.B31];10)" office:value-type="float" office:value="10" calcext:value-type="float">
            <text:p>10</text:p>
          </table:table-cell>
          <table:table-cell table:formula="of:=[.C31]+4" office:value-type="date" office:date-value="2024-08-17" calcext:value-type="date">
            <text:p>17.08.2024</text:p>
          </table:table-cell>
          <table:table-cell table:formula="of:=[.C32]" office:value-type="date" office:date-value="2024-08-17" calcext:value-type="date">
            <text:p>sobota</text:p>
          </table:table-cell>
          <table:table-cell table:number-columns-repeated="4"/>
        </table:table-row>
        <table:table-row table:style-name="ro1">
          <table:table-cell table:formula="of:=VLOOKUP([.B33];[.$G$3:.$H$12];2)" office:value-type="string" office:string-value="Adam" calcext:value-type="string">
            <text:p>Adam</text:p>
          </table:table-cell>
          <table:table-cell table:formula="of:=1+MOD([.B32];10)" office:value-type="float" office:value="1" calcext:value-type="float">
            <text:p>1</text:p>
          </table:table-cell>
          <table:table-cell table:formula="of:=[.C32]+4" office:value-type="date" office:date-value="2024-08-21" calcext:value-type="date">
            <text:p>21.08.2024</text:p>
          </table:table-cell>
          <table:table-cell table:formula="of:=[.C33]" office:value-type="date" office:date-value="2024-08-21" calcext:value-type="date">
            <text:p>středa</text:p>
          </table:table-cell>
          <table:table-cell table:number-columns-repeated="4"/>
        </table:table-row>
        <table:table-row table:style-name="ro1">
          <table:table-cell table:formula="of:=VLOOKUP([.B34];[.$G$3:.$H$12];2)" office:value-type="string" office:string-value="Barbora" calcext:value-type="string">
            <text:p>Barbora</text:p>
          </table:table-cell>
          <table:table-cell table:formula="of:=1+MOD([.B33];10)" office:value-type="float" office:value="2" calcext:value-type="float">
            <text:p>2</text:p>
          </table:table-cell>
          <table:table-cell table:formula="of:=[.C33]+4" office:value-type="date" office:date-value="2024-08-25" calcext:value-type="date">
            <text:p>25.08.2024</text:p>
          </table:table-cell>
          <table:table-cell table:formula="of:=[.C34]" office:value-type="date" office:date-value="2024-08-25" calcext:value-type="date">
            <text:p>neděle</text:p>
          </table:table-cell>
          <table:table-cell table:number-columns-repeated="4"/>
        </table:table-row>
        <table:table-row table:style-name="ro1">
          <table:table-cell table:formula="of:=VLOOKUP([.B35];[.$G$3:.$H$12];2)" office:value-type="string" office:string-value="Cecil" calcext:value-type="string">
            <text:p>Cecil</text:p>
          </table:table-cell>
          <table:table-cell table:formula="of:=1+MOD([.B34];10)" office:value-type="float" office:value="3" calcext:value-type="float">
            <text:p>3</text:p>
          </table:table-cell>
          <table:table-cell table:formula="of:=[.C34]+4" office:value-type="date" office:date-value="2024-08-29" calcext:value-type="date">
            <text:p>29.08.2024</text:p>
          </table:table-cell>
          <table:table-cell table:formula="of:=[.C35]" office:value-type="date" office:date-value="2024-08-29" calcext:value-type="date">
            <text:p>čtvrtek</text:p>
          </table:table-cell>
          <table:table-cell table:number-columns-repeated="4"/>
        </table:table-row>
        <table:table-row table:style-name="ro1">
          <table:table-cell table:formula="of:=VLOOKUP([.B36];[.$G$3:.$H$12];2)" office:value-type="string" office:string-value="Daniel" calcext:value-type="string">
            <text:p>Daniel</text:p>
          </table:table-cell>
          <table:table-cell table:formula="of:=1+MOD([.B35];10)" office:value-type="float" office:value="4" calcext:value-type="float">
            <text:p>4</text:p>
          </table:table-cell>
          <table:table-cell table:formula="of:=[.C35]+4" office:value-type="date" office:date-value="2024-09-02" calcext:value-type="date">
            <text:p>02.09.2024</text:p>
          </table:table-cell>
          <table:table-cell table:formula="of:=[.C36]" office:value-type="date" office:date-value="2024-09-02" calcext:value-type="date">
            <text:p>pondělí</text:p>
          </table:table-cell>
          <table:table-cell table:number-columns-repeated="4"/>
        </table:table-row>
        <table:table-row table:style-name="ro1">
          <table:table-cell table:formula="of:=VLOOKUP([.B37];[.$G$3:.$H$12];2)" office:value-type="string" office:string-value="Eva" calcext:value-type="string">
            <text:p>Eva</text:p>
          </table:table-cell>
          <table:table-cell table:formula="of:=1+MOD([.B36];10)" office:value-type="float" office:value="5" calcext:value-type="float">
            <text:p>5</text:p>
          </table:table-cell>
          <table:table-cell table:formula="of:=[.C36]+4" office:value-type="date" office:date-value="2024-09-06" calcext:value-type="date">
            <text:p>06.09.2024</text:p>
          </table:table-cell>
          <table:table-cell table:formula="of:=[.C37]" office:value-type="date" office:date-value="2024-09-06" calcext:value-type="date">
            <text:p>pátek</text:p>
          </table:table-cell>
          <table:table-cell table:number-columns-repeated="4"/>
        </table:table-row>
        <table:table-row table:style-name="ro1">
          <table:table-cell table:formula="of:=VLOOKUP([.B38];[.$G$3:.$H$12];2)" office:value-type="string" office:string-value="František" calcext:value-type="string">
            <text:p>František</text:p>
          </table:table-cell>
          <table:table-cell table:formula="of:=1+MOD([.B37];10)" office:value-type="float" office:value="6" calcext:value-type="float">
            <text:p>6</text:p>
          </table:table-cell>
          <table:table-cell table:formula="of:=[.C37]+4" office:value-type="date" office:date-value="2024-09-10" calcext:value-type="date">
            <text:p>10.09.2024</text:p>
          </table:table-cell>
          <table:table-cell table:formula="of:=[.C38]" office:value-type="date" office:date-value="2024-09-10" calcext:value-type="date">
            <text:p>úterý</text:p>
          </table:table-cell>
          <table:table-cell table:number-columns-repeated="4"/>
        </table:table-row>
        <table:table-row table:style-name="ro1">
          <table:table-cell table:formula="of:=VLOOKUP([.B39];[.$G$3:.$H$12];2)" office:value-type="string" office:string-value="Gertrůda" calcext:value-type="string">
            <text:p>Gertrůda</text:p>
          </table:table-cell>
          <table:table-cell table:formula="of:=1+MOD([.B38];10)" office:value-type="float" office:value="7" calcext:value-type="float">
            <text:p>7</text:p>
          </table:table-cell>
          <table:table-cell table:formula="of:=[.C38]+4" office:value-type="date" office:date-value="2024-09-14" calcext:value-type="date">
            <text:p>14.09.2024</text:p>
          </table:table-cell>
          <table:table-cell table:formula="of:=[.C39]" office:value-type="date" office:date-value="2024-09-14" calcext:value-type="date">
            <text:p>sobota</text:p>
          </table:table-cell>
          <table:table-cell table:number-columns-repeated="4"/>
        </table:table-row>
        <table:table-row table:style-name="ro1">
          <table:table-cell table:formula="of:=VLOOKUP([.B40];[.$G$3:.$H$12];2)" office:value-type="string" office:string-value="Honza" calcext:value-type="string">
            <text:p>Honza</text:p>
          </table:table-cell>
          <table:table-cell table:formula="of:=1+MOD([.B39];10)" office:value-type="float" office:value="8" calcext:value-type="float">
            <text:p>8</text:p>
          </table:table-cell>
          <table:table-cell table:formula="of:=[.C39]+4" office:value-type="date" office:date-value="2024-09-18" calcext:value-type="date">
            <text:p>18.09.2024</text:p>
          </table:table-cell>
          <table:table-cell table:formula="of:=[.C40]" office:value-type="date" office:date-value="2024-09-18" calcext:value-type="date">
            <text:p>středa</text:p>
          </table:table-cell>
          <table:table-cell table:number-columns-repeated="4"/>
        </table:table-row>
        <table:table-row table:style-name="ro1">
          <table:table-cell table:formula="of:=VLOOKUP([.B41];[.$G$3:.$H$12];2)" office:value-type="string" office:string-value="Ivan" calcext:value-type="string">
            <text:p>Ivan</text:p>
          </table:table-cell>
          <table:table-cell table:formula="of:=1+MOD([.B40];10)" office:value-type="float" office:value="9" calcext:value-type="float">
            <text:p>9</text:p>
          </table:table-cell>
          <table:table-cell table:formula="of:=[.C40]+4" office:value-type="date" office:date-value="2024-09-22" calcext:value-type="date">
            <text:p>22.09.2024</text:p>
          </table:table-cell>
          <table:table-cell table:formula="of:=[.C41]" office:value-type="date" office:date-value="2024-09-22" calcext:value-type="date">
            <text:p>neděle</text:p>
          </table:table-cell>
          <table:table-cell table:number-columns-repeated="4"/>
        </table:table-row>
        <table:table-row table:style-name="ro1">
          <table:table-cell table:formula="of:=VLOOKUP([.B42];[.$G$3:.$H$12];2)" office:value-type="string" office:string-value="Jan" calcext:value-type="string">
            <text:p>Jan</text:p>
          </table:table-cell>
          <table:table-cell table:formula="of:=1+MOD([.B41];10)" office:value-type="float" office:value="10" calcext:value-type="float">
            <text:p>10</text:p>
          </table:table-cell>
          <table:table-cell table:formula="of:=[.C41]+4" office:value-type="date" office:date-value="2024-09-26" calcext:value-type="date">
            <text:p>26.09.2024</text:p>
          </table:table-cell>
          <table:table-cell table:formula="of:=[.C42]" office:value-type="date" office:date-value="2024-09-26" calcext:value-type="date">
            <text:p>čtvrtek</text:p>
          </table:table-cell>
          <table:table-cell table:number-columns-repeated="4"/>
        </table:table-row>
        <table:table-row table:style-name="ro1">
          <table:table-cell table:formula="of:=VLOOKUP([.B43];[.$G$3:.$H$12];2)" office:value-type="string" office:string-value="Adam" calcext:value-type="string">
            <text:p>Adam</text:p>
          </table:table-cell>
          <table:table-cell table:formula="of:=1+MOD([.B42];10)" office:value-type="float" office:value="1" calcext:value-type="float">
            <text:p>1</text:p>
          </table:table-cell>
          <table:table-cell table:formula="of:=[.C42]+4" office:value-type="date" office:date-value="2024-09-30" calcext:value-type="date">
            <text:p>30.09.2024</text:p>
          </table:table-cell>
          <table:table-cell table:formula="of:=[.C43]" office:value-type="date" office:date-value="2024-09-30" calcext:value-type="date">
            <text:p>pondělí</text:p>
          </table:table-cell>
          <table:table-cell table:number-columns-repeated="4"/>
        </table:table-row>
        <table:table-row table:style-name="ro1">
          <table:table-cell table:formula="of:=VLOOKUP([.B44];[.$G$3:.$H$12];2)" office:value-type="string" office:string-value="Barbora" calcext:value-type="string">
            <text:p>Barbora</text:p>
          </table:table-cell>
          <table:table-cell table:formula="of:=1+MOD([.B43];10)" office:value-type="float" office:value="2" calcext:value-type="float">
            <text:p>2</text:p>
          </table:table-cell>
          <table:table-cell table:formula="of:=[.C43]+4" office:value-type="date" office:date-value="2024-10-04" calcext:value-type="date">
            <text:p>04.10.2024</text:p>
          </table:table-cell>
          <table:table-cell table:formula="of:=[.C44]" office:value-type="date" office:date-value="2024-10-04" calcext:value-type="date">
            <text:p>pátek</text:p>
          </table:table-cell>
          <table:table-cell table:number-columns-repeated="4"/>
        </table:table-row>
        <table:table-row table:style-name="ro1">
          <table:table-cell table:formula="of:=VLOOKUP([.B45];[.$G$3:.$H$12];2)" office:value-type="string" office:string-value="Cecil" calcext:value-type="string">
            <text:p>Cecil</text:p>
          </table:table-cell>
          <table:table-cell table:formula="of:=1+MOD([.B44];10)" office:value-type="float" office:value="3" calcext:value-type="float">
            <text:p>3</text:p>
          </table:table-cell>
          <table:table-cell table:formula="of:=[.C44]+4" office:value-type="date" office:date-value="2024-10-08" calcext:value-type="date">
            <text:p>08.10.2024</text:p>
          </table:table-cell>
          <table:table-cell table:formula="of:=[.C45]" office:value-type="date" office:date-value="2024-10-08" calcext:value-type="date">
            <text:p>úterý</text:p>
          </table:table-cell>
          <table:table-cell table:number-columns-repeated="4"/>
        </table:table-row>
        <table:table-row table:style-name="ro1">
          <table:table-cell table:formula="of:=VLOOKUP([.B46];[.$G$3:.$H$12];2)" office:value-type="string" office:string-value="Daniel" calcext:value-type="string">
            <text:p>Daniel</text:p>
          </table:table-cell>
          <table:table-cell table:formula="of:=1+MOD([.B45];10)" office:value-type="float" office:value="4" calcext:value-type="float">
            <text:p>4</text:p>
          </table:table-cell>
          <table:table-cell table:formula="of:=[.C45]+4" office:value-type="date" office:date-value="2024-10-12" calcext:value-type="date">
            <text:p>12.10.2024</text:p>
          </table:table-cell>
          <table:table-cell table:formula="of:=[.C46]" office:value-type="date" office:date-value="2024-10-12" calcext:value-type="date">
            <text:p>sobota</text:p>
          </table:table-cell>
          <table:table-cell table:number-columns-repeated="4"/>
        </table:table-row>
        <table:table-row table:style-name="ro1">
          <table:table-cell table:formula="of:=VLOOKUP([.B47];[.$G$3:.$H$12];2)" office:value-type="string" office:string-value="Eva" calcext:value-type="string">
            <text:p>Eva</text:p>
          </table:table-cell>
          <table:table-cell table:formula="of:=1+MOD([.B46];10)" office:value-type="float" office:value="5" calcext:value-type="float">
            <text:p>5</text:p>
          </table:table-cell>
          <table:table-cell table:formula="of:=[.C46]+4" office:value-type="date" office:date-value="2024-10-16" calcext:value-type="date">
            <text:p>16.10.2024</text:p>
          </table:table-cell>
          <table:table-cell table:formula="of:=[.C47]" office:value-type="date" office:date-value="2024-10-16" calcext:value-type="date">
            <text:p>středa</text:p>
          </table:table-cell>
          <table:table-cell table:number-columns-repeated="4"/>
        </table:table-row>
        <table:table-row table:style-name="ro1">
          <table:table-cell table:formula="of:=VLOOKUP([.B48];[.$G$3:.$H$12];2)" office:value-type="string" office:string-value="František" calcext:value-type="string">
            <text:p>František</text:p>
          </table:table-cell>
          <table:table-cell table:formula="of:=1+MOD([.B47];10)" office:value-type="float" office:value="6" calcext:value-type="float">
            <text:p>6</text:p>
          </table:table-cell>
          <table:table-cell table:formula="of:=[.C47]+4" office:value-type="date" office:date-value="2024-10-20" calcext:value-type="date">
            <text:p>20.10.2024</text:p>
          </table:table-cell>
          <table:table-cell table:formula="of:=[.C48]" office:value-type="date" office:date-value="2024-10-20" calcext:value-type="date">
            <text:p>neděle</text:p>
          </table:table-cell>
          <table:table-cell table:number-columns-repeated="4"/>
        </table:table-row>
        <table:table-row table:style-name="ro1">
          <table:table-cell table:formula="of:=VLOOKUP([.B49];[.$G$3:.$H$12];2)" office:value-type="string" office:string-value="Gertrůda" calcext:value-type="string">
            <text:p>Gertrůda</text:p>
          </table:table-cell>
          <table:table-cell table:formula="of:=1+MOD([.B48];10)" office:value-type="float" office:value="7" calcext:value-type="float">
            <text:p>7</text:p>
          </table:table-cell>
          <table:table-cell table:formula="of:=[.C48]+4" office:value-type="date" office:date-value="2024-10-24" calcext:value-type="date">
            <text:p>24.10.2024</text:p>
          </table:table-cell>
          <table:table-cell table:formula="of:=[.C49]" office:value-type="date" office:date-value="2024-10-24" calcext:value-type="date">
            <text:p>čtvrtek</text:p>
          </table:table-cell>
          <table:table-cell table:number-columns-repeated="4"/>
        </table:table-row>
        <table:table-row table:style-name="ro1">
          <table:table-cell table:formula="of:=VLOOKUP([.B50];[.$G$3:.$H$12];2)" office:value-type="string" office:string-value="Honza" calcext:value-type="string">
            <text:p>Honza</text:p>
          </table:table-cell>
          <table:table-cell table:formula="of:=1+MOD([.B49];10)" office:value-type="float" office:value="8" calcext:value-type="float">
            <text:p>8</text:p>
          </table:table-cell>
          <table:table-cell table:formula="of:=[.C49]+4" office:value-type="date" office:date-value="2024-10-28" calcext:value-type="date">
            <text:p>28.10.2024</text:p>
          </table:table-cell>
          <table:table-cell table:formula="of:=[.C50]" office:value-type="date" office:date-value="2024-10-28" calcext:value-type="date">
            <text:p>pondělí</text:p>
          </table:table-cell>
          <table:table-cell table:number-columns-repeated="4"/>
        </table:table-row>
        <table:table-row table:style-name="ro1">
          <table:table-cell table:formula="of:=VLOOKUP([.B51];[.$G$3:.$H$12];2)" office:value-type="string" office:string-value="Ivan" calcext:value-type="string">
            <text:p>Ivan</text:p>
          </table:table-cell>
          <table:table-cell table:formula="of:=1+MOD([.B50];10)" office:value-type="float" office:value="9" calcext:value-type="float">
            <text:p>9</text:p>
          </table:table-cell>
          <table:table-cell table:formula="of:=[.C50]+4" office:value-type="date" office:date-value="2024-11-01" calcext:value-type="date">
            <text:p>01.11.2024</text:p>
          </table:table-cell>
          <table:table-cell table:formula="of:=[.C51]" office:value-type="date" office:date-value="2024-11-01" calcext:value-type="date">
            <text:p>pátek</text:p>
          </table:table-cell>
          <table:table-cell table:number-columns-repeated="4"/>
        </table:table-row>
        <table:table-row table:style-name="ro1">
          <table:table-cell table:formula="of:=VLOOKUP([.B52];[.$G$3:.$H$12];2)" office:value-type="string" office:string-value="Jan" calcext:value-type="string">
            <text:p>Jan</text:p>
          </table:table-cell>
          <table:table-cell table:formula="of:=1+MOD([.B51];10)" office:value-type="float" office:value="10" calcext:value-type="float">
            <text:p>10</text:p>
          </table:table-cell>
          <table:table-cell table:formula="of:=[.C51]+4" office:value-type="date" office:date-value="2024-11-05" calcext:value-type="date">
            <text:p>05.11.2024</text:p>
          </table:table-cell>
          <table:table-cell table:formula="of:=[.C52]" office:value-type="date" office:date-value="2024-11-05" calcext:value-type="date">
            <text:p>úterý</text:p>
          </table:table-cell>
          <table:table-cell table:number-columns-repeated="4"/>
        </table:table-row>
        <table:table-row table:style-name="ro1">
          <table:table-cell table:formula="of:=VLOOKUP([.B53];[.$G$3:.$H$12];2)" office:value-type="string" office:string-value="Adam" calcext:value-type="string">
            <text:p>Adam</text:p>
          </table:table-cell>
          <table:table-cell table:formula="of:=1+MOD([.B52];10)" office:value-type="float" office:value="1" calcext:value-type="float">
            <text:p>1</text:p>
          </table:table-cell>
          <table:table-cell table:formula="of:=[.C52]+4" office:value-type="date" office:date-value="2024-11-09" calcext:value-type="date">
            <text:p>09.11.2024</text:p>
          </table:table-cell>
          <table:table-cell table:formula="of:=[.C53]" office:value-type="date" office:date-value="2024-11-09" calcext:value-type="date">
            <text:p>sobota</text:p>
          </table:table-cell>
          <table:table-cell table:number-columns-repeated="4"/>
        </table:table-row>
        <table:table-row table:style-name="ro1">
          <table:table-cell table:formula="of:=VLOOKUP([.B54];[.$G$3:.$H$12];2)" office:value-type="string" office:string-value="Barbora" calcext:value-type="string">
            <text:p>Barbora</text:p>
          </table:table-cell>
          <table:table-cell table:formula="of:=1+MOD([.B53];10)" office:value-type="float" office:value="2" calcext:value-type="float">
            <text:p>2</text:p>
          </table:table-cell>
          <table:table-cell table:formula="of:=[.C53]+4" office:value-type="date" office:date-value="2024-11-13" calcext:value-type="date">
            <text:p>13.11.2024</text:p>
          </table:table-cell>
          <table:table-cell table:formula="of:=[.C54]" office:value-type="date" office:date-value="2024-11-13" calcext:value-type="date">
            <text:p>středa</text:p>
          </table:table-cell>
          <table:table-cell table:number-columns-repeated="4"/>
        </table:table-row>
        <table:table-row table:style-name="ro1">
          <table:table-cell table:formula="of:=VLOOKUP([.B55];[.$G$3:.$H$12];2)" office:value-type="string" office:string-value="Cecil" calcext:value-type="string">
            <text:p>Cecil</text:p>
          </table:table-cell>
          <table:table-cell table:formula="of:=1+MOD([.B54];10)" office:value-type="float" office:value="3" calcext:value-type="float">
            <text:p>3</text:p>
          </table:table-cell>
          <table:table-cell table:formula="of:=[.C54]+4" office:value-type="date" office:date-value="2024-11-17" calcext:value-type="date">
            <text:p>17.11.2024</text:p>
          </table:table-cell>
          <table:table-cell table:formula="of:=[.C55]" office:value-type="date" office:date-value="2024-11-17" calcext:value-type="date">
            <text:p>neděle</text:p>
          </table:table-cell>
          <table:table-cell table:number-columns-repeated="4"/>
        </table:table-row>
        <table:table-row table:style-name="ro1">
          <table:table-cell table:formula="of:=VLOOKUP([.B56];[.$G$3:.$H$12];2)" office:value-type="string" office:string-value="Daniel" calcext:value-type="string">
            <text:p>Daniel</text:p>
          </table:table-cell>
          <table:table-cell table:formula="of:=1+MOD([.B55];10)" office:value-type="float" office:value="4" calcext:value-type="float">
            <text:p>4</text:p>
          </table:table-cell>
          <table:table-cell table:formula="of:=[.C55]+4" office:value-type="date" office:date-value="2024-11-21" calcext:value-type="date">
            <text:p>21.11.2024</text:p>
          </table:table-cell>
          <table:table-cell table:formula="of:=[.C56]" office:value-type="date" office:date-value="2024-11-21" calcext:value-type="date">
            <text:p>čtvrtek</text:p>
          </table:table-cell>
          <table:table-cell table:number-columns-repeated="4"/>
        </table:table-row>
        <table:table-row table:style-name="ro1">
          <table:table-cell table:formula="of:=VLOOKUP([.B57];[.$G$3:.$H$12];2)" office:value-type="string" office:string-value="Eva" calcext:value-type="string">
            <text:p>Eva</text:p>
          </table:table-cell>
          <table:table-cell table:formula="of:=1+MOD([.B56];10)" office:value-type="float" office:value="5" calcext:value-type="float">
            <text:p>5</text:p>
          </table:table-cell>
          <table:table-cell table:formula="of:=[.C56]+4" office:value-type="date" office:date-value="2024-11-25" calcext:value-type="date">
            <text:p>25.11.2024</text:p>
          </table:table-cell>
          <table:table-cell table:formula="of:=[.C57]" office:value-type="date" office:date-value="2024-11-25" calcext:value-type="date">
            <text:p>pondělí</text:p>
          </table:table-cell>
          <table:table-cell table:number-columns-repeated="4"/>
        </table:table-row>
        <table:table-row table:style-name="ro1">
          <table:table-cell table:formula="of:=VLOOKUP([.B58];[.$G$3:.$H$12];2)" office:value-type="string" office:string-value="František" calcext:value-type="string">
            <text:p>František</text:p>
          </table:table-cell>
          <table:table-cell table:formula="of:=1+MOD([.B57];10)" office:value-type="float" office:value="6" calcext:value-type="float">
            <text:p>6</text:p>
          </table:table-cell>
          <table:table-cell table:formula="of:=[.C57]+4" office:value-type="date" office:date-value="2024-11-29" calcext:value-type="date">
            <text:p>29.11.2024</text:p>
          </table:table-cell>
          <table:table-cell table:formula="of:=[.C58]" office:value-type="date" office:date-value="2024-11-29" calcext:value-type="date">
            <text:p>pátek</text:p>
          </table:table-cell>
          <table:table-cell table:number-columns-repeated="4"/>
        </table:table-row>
        <table:table-row table:style-name="ro1">
          <table:table-cell table:formula="of:=VLOOKUP([.B59];[.$G$3:.$H$12];2)" office:value-type="string" office:string-value="Gertrůda" calcext:value-type="string">
            <text:p>Gertrůda</text:p>
          </table:table-cell>
          <table:table-cell table:formula="of:=1+MOD([.B58];10)" office:value-type="float" office:value="7" calcext:value-type="float">
            <text:p>7</text:p>
          </table:table-cell>
          <table:table-cell table:formula="of:=[.C58]+4" office:value-type="date" office:date-value="2024-12-03" calcext:value-type="date">
            <text:p>03.12.2024</text:p>
          </table:table-cell>
          <table:table-cell table:formula="of:=[.C59]" office:value-type="date" office:date-value="2024-12-03" calcext:value-type="date">
            <text:p>úterý</text:p>
          </table:table-cell>
          <table:table-cell table:number-columns-repeated="4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-of-week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2:37:44.359000000</meta:creation-date>
    <dc:date>2024-04-23T13:10:30.291000000</dc:date>
    <meta:editing-duration>PT32M47S</meta:editing-duration>
    <meta:editing-cycles>1</meta:editing-cycles>
    <meta:document-statistic meta:table-count="1" meta:cell-count="252" meta:object-count="0"/>
    <meta:generator>LibreOffice/7.6.4.1$Windows_X86_64 LibreOffice_project/e19e193f88cd6c0525a17fb7a176ed8e6a3e2aa1</meta:generator>
  </office:meta>
</office:document-meta>
</file>